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1eb5" officeooo:paragraph-rsid="00061eb5"/>
    </style:style>
    <style:style style:name="P2" style:family="paragraph" style:parent-style-name="Standard">
      <style:text-properties officeooo:rsid="000774e6" officeooo:paragraph-rsid="000774e6"/>
    </style:style>
    <style:style style:name="P3" style:family="paragraph" style:parent-style-name="Standard">
      <style:text-properties officeooo:rsid="000774e6" officeooo:paragraph-rsid="000774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Úkol do pyladies:</text:p>
      <text:p text:style-name="P1">vytvoř v Scratch , musí obsahovat:</text:p>
      <text:p text:style-name="P1">cyklus, </text:p>
      <text:p text:style-name="P1">proměnnou</text:p>
      <text:p text:style-name="P1">podmínku</text:p>
      <text:p text:style-name="P1"/>
      <text:p text:style-name="P1"/>
      <text:p text:style-name="P1">nápad: chytat předměty, které se náhodně pohybují, načítá se skore,</text:p>
      <text:p text:style-name="P1"/>
      <text:p text:style-name="P2">žába chytá vážky nebo ježek chytá jablka </text:p>
      <text:p text:style-name="P2"/>
      <text:p text:style-name="P2">návod</text:p>
      <text:p text:style-name="P2"><text:a xlink:type="simple" xlink:href="https://www.youtube.com/watch?v=ukOON8WNJ-c" text:style-name="Internet_20_link" text:visited-style-name="Visited_20_Internet_20_Link">https://www.youtube.com/watch?v=ukOON8WNJ-c</text:a></text:p>
      <text:p text:style-name="P2"/>
      <text:p text:style-name="P2"><text:a xlink:type="simple" xlink:href="https://www.youtube.com/watch?v=WV1wm51pnyg" text:style-name="Internet_20_link" text:visited-style-name="Visited_20_Internet_20_Link">https://www.youtube.com/watch?v=WV1wm51pnyg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21:39:36.209503387</meta:creation-date>
    <dc:date>2019-02-28T16:30:25.280341163</dc:date>
    <meta:editing-duration>PT24M5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32" meta:character-count="275" meta:non-whitespace-character-count="251"/>
  </office:meta>
</office:document-meta>
</file>